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5cm" style:rel-column-width="3000*"/>
    </style:style>
    <style:style style:name="Tabella1.B" style:family="table-column">
      <style:table-column-properties style:column-width="1.141cm" style:rel-column-width="647*"/>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B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transparent">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1.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able_20_Contents" style:list-style-name="L2"/>
    <style:style style:name="P7" style:family="paragraph" style:parent-style-name="Table_20_Contents" style:list-style-name="L3"/>
    <style:style style:name="P8" style:family="paragraph" style:parent-style-name="Table_20_Contents" style:list-style-name="L4"/>
    <style:style style:name="P9" style:family="paragraph" style:parent-style-name="Table_20_Contents" style:list-style-name="L5"/>
    <style:style style:name="P10" style:family="paragraph" style:parent-style-name="Table_20_Contents" style:list-style-name="L6"/>
    <style:style style:name="P11" style:family="paragraph" style:parent-style-name="Table_20_Contents" style:list-style-name="L7"/>
    <style:style style:name="P12" style:family="paragraph" style:parent-style-name="Table_20_Contents">
      <style:paragraph-properties fo:text-align="center" style:justify-single-word="false"/>
      <style:text-properties fo:color="#f79e10"/>
    </style:style>
    <style:style style:name="P13" style:family="paragraph" style:parent-style-name="Table_20_Contents">
      <style:paragraph-properties fo:text-align="center" style:justify-single-word="false"/>
    </style:style>
    <style:style style:name="P14" style:family="paragraph" style:parent-style-name="Heading_20_2">
      <style:paragraph-properties fo:break-before="page"/>
    </style:style>
    <style:style style:name="P15"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542591053128743470" text:style-name="L1">
        <text:list-item>
          <text:p text:style-name="P15">Sophie</text:p>
          <text:list>
            <text:list-item>
              <text:p text:style-name="P15">Sophie is able to speak with objects that attract her interest, ordering them to perform actions useful for the game-play. She has this ability from the start of the game, and its use is already required at the Portheaven Fair.</text:p>
            </text:list-item>
            <text:list-item>
              <text:p text:style-name="P15">To enter Cal Sophie will have to speak with an ancient ruin in a language that she doesn’t know; in the guild of alchemists will find a book that will help her to understand the ancient language.</text:p>
            </text:list-item>
          </text:list>
        </text:list-item>
        <text:list-item>
          <text:p text:style-name="P15">Calcifer</text:p>
          <text:list>
            <text:list-item>
              <text:p text:style-name="P15">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5">Calcifer uses the pressure in the armor, thanks to special joints given to him by King Beuron, to shoot pieces at a great distance as a cannon.</text:p>
            </text:list-item>
            <text:list-item>
              <text:p text:style-name="P15">When they are in the dark, it is always possible to ask Calcifer to shed light.</text:p>
            </text:list-item>
          </text:list>
        </text:list-item>
        <text:list-item>
          <text:p text:style-name="P15">Heen is able to use his brute force to destroy specific walls.</text:p>
        </text:list-item>
        <text:list-item>
          <text:p text:style-name="P15">Markl manages to infiltrate the narrowest spaces, opening the way for the group.</text:p>
        </text:list-item>
        <text:list-item>
          <text:p text:style-name="P15">The Witch of the Waste uses alchemy to create potions, even during battles, or if the progression in the level requires it.</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ext:p text:style-name="Standard"/>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
          </table:table-cell>
          <table:table-cell table:style-name="Table2.G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text:p>
          </table:table-cell>
          <table:table-cell table:style-name="Table2.G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G3" office:value-type="string">
            <text:p text:style-name="P3">✓</text:p>
          </table:table-cell>
        </table:table-row>
      </table:table>
      <text:h text:style-name="P14" text:outline-level="2">Common Rewards</text:h>
      <text:p text:style-name="Standard">The common rewards are given to the player as exploration prizes or as a reward following a mission in the various levels. These are of different types: clothes, potions, weapons, object and money.</text:p>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4590826702652219096" text:style-name="L2">
              <text:list-item>
                <text:p text:style-name="P6">CA1: Studded gloves (rare, high strength up and low dexterity up)</text:p>
              </text:list-item>
              <text:list-item>
                <text:p text:style-name="P6">CA2: Helmet plate (common, low dexterity up)</text:p>
              </text:list-item>
              <text:list-item>
                <text:p text:style-name="P6">CA3: Trunk plate (rare, high dexterity up)</text:p>
              </text:list-item>
              <text:list-item>
                <text:p text:style-name="P6">CA4: Back plate (common, low dexterity up)</text:p>
              </text:list-item>
              <text:list-item>
                <text:p text:style-name="P6">CA5: Shoulder plate (uncommon, medium dexterity up)</text:p>
              </text:list-item>
              <text:list-item>
                <text:p text:style-name="P6">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6656694812175818924" text:style-name="L3">
              <text:list-item>
                <text:p text:style-name="P7">MC1: Hood (common, low magika up, low dexterity up)</text:p>
              </text:list-item>
              <text:list-item>
                <text:p text:style-name="P7">MC2: Robe (uncommon, medium magika up, <text:s/>low dexterity up)</text:p>
              </text:list-item>
              <text:list-item>
                <text:p text:style-name="P7">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5566883176403896740" text:style-name="L4">
              <text:list-item>
                <text:p text:style-name="P8">A1: Sophie and WoW necklace (rare, medium life point up and low magika up)</text:p>
              </text:list-item>
              <text:list-item>
                <text:p text:style-name="P8">A2: Markl necklace (rare, medium life point up and medium dexterity up)</text:p>
              </text:list-item>
              <text:list-item>
                <text:p text:style-name="P8">A3: Stone of the magika Calcifer (uncommon, magika medium up)</text:p>
              </text:list-item>
              <text:list-item>
                <text:p text:style-name="P8">A4: Stone of Life Calcifer (rare, medium life point up)</text:p>
              </text:list-item>
              <text:list-item>
                <text:p text:style-name="P8">A5: Stone of Life Heen (rare, medium life point up)</text:p>
              </text:list-item>
              <text:list-item>
                <text:p text:style-name="P8">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1826015192030453862" text:style-name="L5">
              <text:list-item>
                <text:p text:style-name="P9">Life potion: recharge the missing life points.</text:p>
              </text:list-item>
              <text:list-item>
                <text:p text:style-name="P9">Regeneration potion: increases the regeneration of life points for tot seconds.</text:p>
              </text:list-item>
              <text:list-item>
                <text:p text:style-name="P9">Magika potion: increase the magic power for tot seconds.</text:p>
              </text:list-item>
              <text:list-item>
                <text:p text:style-name="P9">Potion of dexterity: increase dexterity for tot seconds.</text:p>
              </text:list-item>
              <text:list-item>
                <text:p text:style-name="P9">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7483900551764102260" text:style-name="L6">
              <text:list-item>
                <text:p text:style-name="P10">HW1: Club (common, low strength up)</text:p>
              </text:list-item>
              <text:list-item>
                <text:p text:style-name="P10">HW2: Nailed bat (uncommon, medium strength up)</text:p>
              </text:list-item>
              <text:list-item>
                <text:p text:style-name="P10">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8934026884864903771" text:style-name="L7">
              <text:list-item>
                <text:p text:style-name="P11">HA1: Shoulder straps (common, low dexterity up)</text:p>
              </text:list-item>
              <text:list-item>
                <text:p text:style-name="P11">HA2: Greave (uncommon, medium dexterity up)</text:p>
              </text:list-item>
              <text:list-item>
                <text:p text:style-name="P11">HA3: Shield (rare, +1 CA)</text:p>
              </text:list-item>
            </text:list>
          </table:table-cell>
        </table:table-row>
      </table:table>
      <text:p text:style-name="Standard"/>
      <text:p text:style-name="Standard"/>
      <text:p text:style-name="Standard"/>
      <table:table table:name="Tabella1" table:style-name="Tabella1">
        <table:table-column table:style-name="Tabella1.A"/>
        <table:table-column table:style-name="Tabella1.B" table:number-columns-repeated="12"/>
        <table:table-header-rows>
          <text:soft-page-break/>
          <table:table-row>
            <table:table-cell table:style-name="Tabella1.A1" office:value-type="string">
              <text:p text:style-name="Table_20_Heading">Reward</text:p>
            </table:table-cell>
            <table:table-cell table:style-name="Tabella1.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1.2">
          <table:table-cell table:style-name="Tabella1.A2" office:value-type="string">
            <text:p text:style-name="Table_20_Heading">Cod.</text:p>
          </table:table-cell>
          <table:table-cell table:style-name="Tabella1.B2" office:value-type="float" office:value="1">
            <text:p text:style-name="Table_20_Heading">1</text:p>
          </table:table-cell>
          <table:table-cell table:style-name="Tabella1.A2" office:value-type="string">
            <text:p text:style-name="Table_20_Heading">2</text:p>
          </table:table-cell>
          <table:table-cell table:style-name="Tabella1.A2" office:value-type="string">
            <text:p text:style-name="Table_20_Heading">3</text:p>
          </table:table-cell>
          <table:table-cell table:style-name="Tabella1.A2" office:value-type="string">
            <text:p text:style-name="Table_20_Heading">4</text:p>
          </table:table-cell>
          <table:table-cell table:style-name="Tabella1.A2" office:value-type="string">
            <text:p text:style-name="Table_20_Heading">5</text:p>
          </table:table-cell>
          <table:table-cell table:style-name="Tabella1.A2" office:value-type="string">
            <text:p text:style-name="Table_20_Heading">6</text:p>
          </table:table-cell>
          <table:table-cell table:style-name="Tabella1.A2" office:value-type="string">
            <text:p text:style-name="Table_20_Heading">7</text:p>
          </table:table-cell>
          <table:table-cell table:style-name="Tabella1.A2" office:value-type="string">
            <text:p text:style-name="Table_20_Heading">8</text:p>
          </table:table-cell>
          <table:table-cell table:style-name="Tabella1.A2" office:value-type="string">
            <text:p text:style-name="Table_20_Heading">9</text:p>
          </table:table-cell>
          <table:table-cell table:style-name="Tabella1.A2" office:value-type="string">
            <text:p text:style-name="Table_20_Heading">10</text:p>
          </table:table-cell>
          <table:table-cell table:style-name="Tabella1.A2" office:value-type="string">
            <text:p text:style-name="Table_20_Heading">11</text:p>
          </table:table-cell>
          <table:table-cell table:style-name="Tabella1.M2" office:value-type="string">
            <text:p text:style-name="Table_20_Heading">12</text:p>
          </table:table-cell>
        </table:table-row>
        <table:table-row table:style-name="Tabella1.3">
          <table:table-cell table:style-name="Tabella1.A2" office:value-type="string">
            <text:p text:style-name="P3">CA1</text:p>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CA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P3">CA3</text:p>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CA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P3">CA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CA6</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P3">MC1 (Sophie)</text:p>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1 (Markl)</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1 (WoW)</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2 (Sophie)</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2 (Markl)</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2 (WoW)</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3 (Sophie)</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3 (Markl)</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MC3 (WoW)</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A1</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A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A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A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A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A6</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HW1</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HW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HW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HA1</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HA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P3">HA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
      <text:h text:style-name="P14"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6T15:28:42.12</dc:date>
    <meta:editing-duration>PT2H43M52S</meta:editing-duration>
    <meta:editing-cycles>115</meta:editing-cycles>
    <meta:generator>OpenOffice/4.1.4$Win32 OpenOffice.org_project/414m5$Build-9788</meta:generator>
    <meta:document-statistic meta:table-count="5" meta:image-count="0" meta:object-count="0" meta:page-count="6" meta:paragraph-count="186" meta:word-count="1030" meta:character-count="5532"/>
    <meta:template xlink:type="simple" xlink:actuate="onRequest" xlink:title="" xlink:href="../MasterGameDesignDocument.odm" meta:date="2018-12-21T15:49:17.49"/>
  </office:meta>
</office:document-meta>
</file>